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.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Публикации в периодической печати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ce8" table:formula="of:=IF([.J7]+[.K7]=0; &quot;&quot;; [.J7]+[.K7])">
            <text:p/>
          </table:table-cell>
          <table:table-cell table:style-name="ce8" table:formula="of:=IF([.L7]=&quot;&quot;;&quot;&quot;;IF([.K7]&lt;11;&quot;неуд&quot;;IF([.L7]&lt;60;&quot;неуд&quot;;IF([.L7]&lt;70;&quot;удовл&quot;;IF([.L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08:17</dc:date>
    <meta:print-date>2009-02-04T11:46:38</meta:print-date>
    <meta:editing-cycles>47</meta:editing-cycles>
    <meta:editing-duration>PT3H15M58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